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 table:number-rows-repeated="27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2"/>
        <table:table-column table:style-name="co7" table:default-cell-style-name="ce52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д.б. больше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  <table:table-cell/>
        </table:table-row>
        <table:table-row table:style-name="ro1" table:number-rows-repeated="6">
          <table:table-cell table:style-name="ce40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8"/>
        </table:table-row>
        <table:table-row table:style-name="ro1">
          <table:table-cell/>
          <table:table-cell table:style-name="ce42" table:number-columns-repeated="3"/>
          <table:table-cell table:number-columns-repeated="7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.00.0000</text:date>, <text:time style:data-style-name="N2" text:time-value="12:14:51.9773282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22T17:23:45.547498642</dc:date>
    <meta:editing-duration>P116DT1H45M17S</meta:editing-duration>
    <meta:editing-cycles>718</meta:editing-cycles>
    <meta:document-statistic meta:table-count="5" meta:cell-count="701" meta:object-count="0"/>
  </office:meta>
</office:document-meta>
</file>